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3" style:family="paragraph">
      <style:paragraph-properties fo:text-align="center"/>
      <style:text-properties fo:font-family="'DejaVu Sans Mono'" style:font-family-generic="modern" style:font-pitch="fixed" fo:font-size="12pt" style:font-size-asian="12pt" style:font-size-complex="12pt"/>
    </style:style>
    <style:style style:name="T1" style:family="text">
      <style:text-properties fo:font-family="'DejaVu Sans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921cm" svg:height="2.54cm" svg:x="5.026cm" svg:y="3.02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3.042cm" svg:height="0.747cm" svg:x="4.932cm" svg:y="3.868cm">
          <draw:text-box>
            <text:p><text:span text:style-name="T1">Супервизор</text:span></text:p>
          </draw:text-box>
        </draw:frame>
        <draw:custom-shape draw:style-name="gr1" draw:text-style-name="P1" xml:id="id11" draw:id="id11" draw:layer="layout" svg:width="3.683cm" svg:height="1.27cm" svg:x="4.619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3.804cm" svg:height="0.747cm" svg:x="4.551cm" svg:y="0.936cm">
          <draw:text-box>
            <text:p><text:span text:style-name="T1">Управление ЛВ</text:span></text:p>
          </draw:text-box>
        </draw:frame>
        <draw:custom-shape draw:style-name="gr1" draw:text-style-name="P1" draw:layer="layout" svg:width="3.683cm" svg:height="1.27cm" svg:x="4.693cm" svg:y="6.674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2" draw:id="id2" draw:layer="layout" svg:width="3.804cm" svg:height="1.243cm" svg:x="4.645cm" svg:y="6.701cm">
          <draw:text-box>
            <text:p text:style-name="P1"><text:span text:style-name="T1">Контроллер </text:span></text:p>
            <text:p text:style-name="P1"><text:span text:style-name="T1">доступа к ПОФ</text:span></text:p>
          </draw:text-box>
        </draw:frame>
        <draw:frame draw:style-name="gr2" draw:text-style-name="P3" draw:layer="layout" svg:width="4.058cm" svg:height="1.243cm" svg:x="2.445cm" svg:y="9.002cm">
          <draw:text-box>
            <text:p text:style-name="P1"><text:span text:style-name="T1">Индексирование</text:span></text:p>
            <text:p text:style-name="P1"><text:span text:style-name="T1">выражений</text:span></text:p>
          </draw:text-box>
        </draw:frame>
        <draw:custom-shape draw:style-name="gr1" draw:text-style-name="P1" xml:id="id3" draw:id="id3" draw:layer="layout" svg:width="3.683cm" svg:height="1.27cm" svg:x="2.667cm" svg:y="9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7.641cm" svg:y="8.975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4" draw:id="id4" draw:layer="layout" svg:width="3.042cm" svg:height="1.243cm" svg:x="8.045cm" svg:y="9.003cm">
          <draw:text-box>
            <text:p text:style-name="P1"><text:span text:style-name="T1">Разделение</text:span></text:p>
            <text:p text:style-name="P1"><text:span text:style-name="T1">данных</text:span></text:p>
          </draw:text-box>
        </draw:frame>
        <draw:custom-shape draw:style-name="gr1" draw:text-style-name="P1" xml:id="id5" draw:id="id5" draw:layer="layout" svg:width="2.921cm" svg:height="1.27cm" svg:x="0.162cm" svg:y="0.6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2cm" svg:height="0.747cm" svg:x="0.051cm" svg:y="0.937cm">
          <draw:text-box>
            <text:p><text:span text:style-name="T1">Интерфейсы</text:span></text:p>
          </draw:text-box>
        </draw:frame>
        <draw:custom-shape draw:style-name="gr1" draw:text-style-name="P1" xml:id="id1" draw:id="id1" draw:layer="layout" svg:width="3.683cm" svg:height="1.66cm" svg:x="9.293cm" svg:y="1.7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6cm" svg:height="1.739cm" svg:x="9.551cm" svg:y="1.738cm">
          <draw:text-box>
            <text:p text:style-name="P1"><text:span text:style-name="T1">Поиск </text:span></text:p>
            <text:p text:style-name="P1"><text:span text:style-name="T1">ответных</text:span></text:p>
            <text:p text:style-name="P1"><text:span text:style-name="T1">подстановок</text:span></text:p>
          </draw:text-box>
        </draw:frame>
        <draw:custom-shape draw:style-name="gr1" draw:text-style-name="P1" xml:id="id9" draw:id="id9" draw:layer="layout" svg:width="3.302cm" svg:height="1.016cm" svg:x="0.289cm" svg:y="3.8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3.296cm" svg:height="0.747cm" svg:x="0.295cm" svg:y="3.937cm">
          <draw:text-box>
            <text:p text:style-name="P1"><text:span text:style-name="T1">Трансляторы</text:span></text:p>
          </draw:text-box>
        </draw:frame>
        <draw:custom-shape draw:style-name="gr1" draw:text-style-name="P1" xml:id="id7" draw:id="id7" draw:layer="layout" svg:width="3.683cm" svg:height="1.66cm" svg:x="9.341cm" svg:y="4.64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88cm" svg:height="1.243cm" svg:x="9.89cm" svg:y="4.803cm">
          <draw:text-box>
            <text:p text:style-name="P1"><text:span text:style-name="T1">Выборщик </text:span></text:p>
            <text:p text:style-name="P1"><text:span text:style-name="T1">стратегий</text:span></text:p>
          </draw:text-box>
        </draw:frame>
        <draw:connector draw:style-name="gr3" draw:text-style-name="P1" draw:layer="layout" svg:x1="12.976cm" svg:y1="2.604cm" svg:x2="8.449cm" svg:y2="7.322cm" draw:start-shape="id1" draw:start-glue-point="1" draw:end-shape="id2" draw:end-glue-point="1" svg:d="m12976 2604h525v4718h-5052">
          <text:p/>
        </draw:connector>
        <draw:connector draw:style-name="gr4" draw:text-style-name="P1" draw:layer="layout" draw:type="line" svg:x1="4.508cm" svg:y1="9.001cm" svg:x2="6.547cm" svg:y2="7.944cm" draw:start-shape="id3" draw:start-glue-point="0" draw:end-shape="id2" draw:end-glue-point="2" svg:d="m4508 9001 2039-1057">
          <text:p/>
        </draw:connector>
        <draw:connector draw:style-name="gr4" draw:text-style-name="P1" draw:layer="layout" draw:type="line" svg:x1="6.547cm" svg:y1="7.944cm" svg:x2="9.566cm" svg:y2="9.003cm" draw:start-shape="id2" draw:start-glue-point="2" draw:end-shape="id4" draw:end-glue-point="0" svg:d="m6547 7944 3019 1059">
          <text:p/>
        </draw:connector>
        <draw:connector draw:style-name="gr4" draw:text-style-name="P1" draw:layer="layout" draw:type="line" svg:x1="3.083cm" svg:y1="1.309cm" svg:x2="4.551cm" svg:y2="1.309cm" draw:start-shape="id5" draw:start-glue-point="1" draw:end-shape="id6" draw:end-glue-point="3" svg:d="m3083 1309h1468">
          <text:p/>
        </draw:connector>
        <draw:connector draw:style-name="gr4" draw:text-style-name="P1" draw:layer="layout" svg:x1="9.341cm" svg:y1="5.479cm" svg:x2="7.974cm" svg:y2="4.241cm" draw:start-shape="id7" draw:start-glue-point="3" draw:end-shape="id8" draw:end-glue-point="1" svg:d="m9341 5479h-697v-1238h-670">
          <text:p/>
        </draw:connector>
        <draw:connector draw:style-name="gr4" draw:text-style-name="P1" draw:layer="layout" svg:x1="1.622cm" svg:y1="1.944cm" svg:x2="1.94cm" svg:y2="3.81cm" draw:start-shape="id5" draw:start-glue-point="2" draw:end-shape="id9" draw:end-glue-point="0" svg:d="m1622 1944v933h318v933">
          <text:p/>
        </draw:connector>
        <draw:connector draw:style-name="gr4" draw:text-style-name="P1" draw:layer="layout" draw:type="line" svg:x1="6.486cm" svg:y1="3.026cm" svg:x2="6.46cm" svg:y2="1.97cm" draw:start-shape="id10" draw:start-glue-point="0" draw:end-shape="id11" draw:end-glue-point="2" svg:d="m6486 3026-26-1056">
          <text:p/>
        </draw:connector>
        <draw:connector draw:style-name="gr4" draw:text-style-name="P1" draw:layer="layout" draw:type="line" svg:x1="5.026cm" svg:y1="4.296cm" svg:x2="3.591cm" svg:y2="4.31cm" draw:start-shape="id10" draw:start-glue-point="3" draw:end-shape="id12" draw:end-glue-point="1" svg:d="m5026 4296-1435 14">
          <text:p/>
        </draw:connector>
        <draw:connector draw:style-name="gr4" draw:text-style-name="P1" draw:layer="layout" draw:type="line" svg:x1="6.486cm" svg:y1="5.566cm" svg:x2="6.547cm" svg:y2="6.701cm" draw:start-shape="id10" draw:start-glue-point="2" draw:end-shape="id2" svg:d="m6486 5566 61 1135">
          <text:p/>
        </draw:connector>
        <draw:connector draw:style-name="gr4" draw:text-style-name="P1" draw:layer="layout" draw:type="line" svg:x1="7.974cm" svg:y1="4.241cm" svg:x2="9.293cm" svg:y2="2.604cm" draw:start-shape="id8" draw:start-glue-point="1" draw:end-shape="id1" svg:d="m7974 4241 1319-1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67cm" fo:page-height="11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17T00:54:00</dc:date>
    <meta:editing-duration>PT4H13M11S</meta:editing-duration>
    <meta:editing-cycles>15</meta:editing-cycles>
    <meta:document-statistic meta:object-count="28"/>
  </office:meta>
</office:document-meta>
</file>